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000000144193FB034D900AB9E.png" manifest:media-type="image/png"/>
  <manifest:file-entry manifest:full-path="Pictures/1000000100000739000003A5022B90244156CD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fo:font-size="14pt" fo:font-weight="normal" officeooo:rsid="001c3dd6" officeooo:paragraph-rsid="001c3dd6" style:font-size-asian="12.25pt" style:font-weight-asian="normal" style:font-size-complex="14pt" style:font-weight-complex="normal"/>
    </style:style>
    <style:style style:name="P2" style:family="paragraph" style:parent-style-name="Standard">
      <style:text-properties style:font-name="Times New Roman" fo:font-size="14pt" fo:font-weight="normal" officeooo:rsid="001ef9ae" officeooo:paragraph-rsid="001c3dd6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Times New Roman" fo:font-size="14pt" fo:font-weight="normal" officeooo:rsid="00238d38" officeooo:paragraph-rsid="00238d38" style:font-size-asian="12.25pt" style:font-weight-asian="normal" style:font-size-complex="14pt" style:font-weight-complex="normal"/>
    </style:style>
    <style:style style:name="P4" style:family="paragraph" style:parent-style-name="Table_20_Contents">
      <style:text-properties style:font-name="Times New Roman" fo:font-size="14pt" officeooo:rsid="001c3dd6" officeooo:paragraph-rsid="001c3dd6" style:font-size-asian="12.25pt" style:font-size-complex="14pt"/>
    </style:style>
    <style:style style:name="P5" style:family="paragraph" style:parent-style-name="Table_20_Contents">
      <style:text-properties style:font-name="Times New Roman" fo:font-size="14pt" officeooo:rsid="001e1def" officeooo:paragraph-rsid="001e1def" style:font-size-asian="12.25pt" style:font-size-complex="14pt"/>
    </style:style>
    <style:style style:name="P6" style:family="paragraph" style:parent-style-name="Table_20_Contents">
      <style:text-properties style:font-name="Times New Roman" fo:font-size="14pt" officeooo:rsid="001ef9ae" officeooo:paragraph-rsid="001ef9ae" style:font-size-asian="12.25pt" style:font-size-complex="14pt"/>
    </style:style>
    <style:style style:name="P7" style:family="paragraph" style:parent-style-name="Standard">
      <style:text-properties style:font-name="Times New Roman" fo:font-size="14pt" fo:font-weight="bold" officeooo:rsid="00238d38" officeooo:paragraph-rsid="00238d38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Times New Roman" fo:font-size="16pt" fo:font-weight="bold" officeooo:rsid="001c3dd6" officeooo:paragraph-rsid="001c3dd6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Times New Roman" fo:font-size="16pt" fo:font-weight="bold" officeooo:rsid="00238d38" officeooo:paragraph-rsid="00238d38" style:font-size-asian="14pt" style:font-weight-asian="bold" style:font-size-complex="16pt" style:font-weight-complex="bold"/>
    </style:style>
    <style:style style:name="P10" style:family="paragraph" style:parent-style-name="Text_20_body">
      <style:text-properties fo:font-size="14pt" style:font-size-asian="12.25pt" style:font-size-complex="14pt"/>
    </style:style>
    <style:style style:name="T1" style:family="text">
      <style:text-properties style:font-size-asian="14pt"/>
    </style:style>
    <style:style style:name="T2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ask 1:</text:p>
      <text:p text:style-name="P9"/>
      <text:p text:style-name="P7"><draw:frame draw:style-name="fr2" draw:name="Изображение1" text:anchor-type="char" svg:width="17cm" svg:height="8.578cm" draw:z-index="0"><draw:image xlink:href="Pictures/1000000100000739000003A5022B90244156CDDA.png" xlink:type="simple" xlink:show="embed" xlink:actuate="onLoad" draw:mime-type="image/png"/></draw:frame><draw:frame draw:style-name="fr1" draw:name="Изображение2" text:anchor-type="char" svg:x="1.674cm" svg:y="9.005cm" svg:width="9.308cm" svg:height="8.976cm" draw:z-index="1"><draw:image xlink:href="Pictures/100000010000015000000144193FB034D900AB9E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20:48:44.967020214</meta:creation-date>
    <dc:date>2024-05-08T01:19:06.955845014</dc:date>
    <meta:editing-duration>PT4M52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1" meta:word-count="2" meta:character-count="7" meta:non-whitespace-character-count="6"/>
  </office:meta>
</office:document-meta>
</file>